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746cm"/>
    </style:style>
    <style:style style:name="ro1" style:family="table-row">
      <style:table-row-properties style:row-height="2.672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693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4.868cm" fo:break-before="auto" style:use-optimal-row-height="fals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2.328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1.164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2.223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1.138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ta1" style:family="table" style:master-page-name="PageStyle_5f_OSC2009_20_TokyoFall_20_申込書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6pt" fo:font-style="normal" fo:text-shadow="none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90" style:text-outline="false" style:text-line-through-style="none" style:font-name="ＭＳ Ｐゴシック1" fo:font-size="16pt" fo:font-style="normal" fo:text-shadow="none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ffffff" style:text-outline="false" style:text-line-through-styl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35cm solid #000000" fo:background-color="#3333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ffffff" style:text-outline="false" style:text-line-through-styl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ffffff" style:text-outline="false" style:text-line-through-styl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d4" style:text-outline="false" style:text-line-through-style="none" style:font-name="ＭＳ Ｐゴシック1" fo:font-size="16pt" fo:font-style="normal" fo:text-shadow="none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88cm solid #4600a5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90" style:text-outline="false" style:text-line-through-style="none" style:font-name="ＭＳ Ｐゴシック1" fo:font-size="16pt" fo:font-style="normal" fo:text-shadow="none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2" style:family="table-cell" style:parent-style-name="Default">
      <style:table-cell-properties style:glyph-orientation-vertical="0" fo:border-bottom="0.035cm solid #000000" fo:background-color="#3333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5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d4" style:text-outline="false" style:text-line-through-style="none" style:font-name="ＭＳ Ｐゴシック1" fo:font-size="16pt" fo:font-style="normal" fo:text-shadow="none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88cm solid #4600a5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4600a5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81" style:family="table-cell" style:parent-style-name="Default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8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83" style:family="table-cell" style:parent-style-name="Default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</style:style>
    <style:style style:name="ce9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9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7" style:family="table-cell" style:parent-style-name="Default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10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text-align="start" fo:margin-left="0cm" style:writing-mode="page"/>
    </style:style>
    <style:style style:name="ce11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11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5f_BuiltIn_5f_Hyperlink" style:data-style-name="N0">
      <style:table-cell-properties style:glyph-orientation-vertical="0" fo:border-bottom="none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d4" style:text-outline="false" style:text-line-through-style="none" style:font-name="ＭＳ Ｐゴシック1" fo:font-size="12pt" fo:font-style="normal" fo:text-shadow="none" style:text-underline-style="solid" style:text-underline-width="auto" style:text-underline-color="font-color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fo:color="#dd0806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start" fo:margin-left="0cm" style:writing-mode="page"/>
    </style:style>
    <style:style style:name="ce12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start" fo:margin-left="0cm" style:writing-mode="page"/>
    </style:style>
    <style:style style:name="ce12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1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4pt" fo:font-style="normal" fo:text-shadow="none" style:text-underline-style="solid" style:text-underline-width="auto" style:text-underline-color="font-color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3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3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34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35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d4" style:text-outline="false" style:text-line-through-style="none" style:font-name="ＭＳ Ｐゴシック1" fo:font-size="14pt" fo:font-style="normal" fo:text-shadow="none" style:text-underline-style="solid" style:text-underline-width="auto" style:text-underline-color="font-color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4pt" fo:font-style="normal" fo:text-shadow="none" style:text-underline-style="solid" style:text-underline-width="auto" style:text-underline-color="font-color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0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41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4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d4" style:text-outline="false" style:text-line-through-style="none" style:font-name="ＭＳ Ｐゴシック1" fo:font-size="14pt" fo:font-style="normal" fo:text-shadow="none" style:text-underline-style="solid" style:text-underline-width="auto" style:text-underline-color="font-color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47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53" style:family="table-cell" style:parent-style-name="Default">
      <style:table-cell-properties style:glyph-orientation-vertical="0" fo:border-bottom="0.035cm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55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7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58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dd0806" style:text-outline="false" style:text-line-through-styl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dd0806" style:text-outline="false" style:text-line-through-styl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64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65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166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dd0806" style:text-outline="false" style:text-line-through-styl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660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660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808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80808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81" style:family="table-cell" style:parent-style-name="Default">
      <style:table-cell-properties style:glyph-orientation-vertical="0" fo:border-bottom="0.035cm solid #000000" fo:background-color="#333333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8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8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8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86" style:family="table-cell" style:parent-style-name="Default">
      <style:table-cell-properties style:glyph-orientation-vertical="0" fo:border-bottom="0.035cm solid #000000" fo:background-color="#3333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8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19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9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93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dd0806" style:text-outline="false" style:text-line-through-styl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808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808080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</style:style>
    <style:style style:name="ce20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</style:style>
    <style:style style:name="ce201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88cm solid #4600a5" style:cell-protect="protected" style:print-content="true" style:diagonal-bl-tr="none" style:diagonal-tl-br="none" style:text-align-source="fix" style:repeat-content="false" fo:wrap-option="wrap" fo:border-left="none" style:direction="ltr" fo:border-right="0.088cm solid #4600a5" style:rotation-angle="0" style:rotation-align="none" style:shrink-to-fit="false" fo:border-top="0.088cm solid #4600a5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36pt" fo:font-style="normal" fo:text-shadow="none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gr1" style:family="graphic">
      <style:graphic-properties draw:stroke="solid" svg:stroke-width="0.035cm" svg:stroke-color="#dd0806" draw:stroke-linejoin="miter" draw:fill="solid" draw:fill-color="#ffffcc" draw:textarea-horizontal-align="justify" draw:textarea-vertical-align="middle" draw:auto-grow-height="false" fo:padding-top="0.13cm" fo:padding-bottom="0.13cm" fo:padding-left="0.127cm" fo:padding-right="0.127cm" fo:wrap-option="wrap" draw:shadow="hidden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/>
    </style:style>
    <style:style style:name="T1" style:family="text">
      <style:text-properties fo:color="#dd0806" style:text-outline="false" style:text-line-through-style="none" style:text-position="0% 100%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ff6600" style:text-outline="false" style:text-line-through-style="none" style:text-position="0% 100%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dd0806" style:text-outline="false" style:text-line-through-style="none" style:text-position="0% 100%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color="#ff6600" style:text-outline="false" style:text-line-through-style="none" style:text-position="0% 100%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d4" style:text-outline="false" style:text-line-through-style="none" style:font-name="ＭＳ Ｐゴシック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ＭＳ Ｐゴシック1" style:font-size-asian="12pt" style:language-asian="ja" style:country-asian="JP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dd0806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OSC2009 TokyoFall 申込書'.Q3">
          <table:error-message table:message-type="stop" table:display="true"/>
        </table:content-validation>
        <table:content-validation table:name="val2" table:condition="of:cell-content-text-length-is-between(0,50)" table:allow-empty-cell="false" table:base-cell-address="'OSC2009 TokyoFall 申込書'.E24">
          <table:help-message table:title="文字数は50字以内でお願いします" table:display="true">
            <text:p>配布プログラム印刷の都合上、文字数制限をかけさせていただいています。50文字以上入力されますとエラーになりますのでご注意ください。</text:p>
          </table:help-message>
          <table:error-message table:message-type="stop" table:display="true"/>
        </table:content-validation>
        <table:content-validation table:name="val3" table:base-cell-address="'OSC2009 TokyoFall 申込書'.E26">
          <table:help-message table:title="使用電力(ワット数)を教えてください" table:display="true">
            <text:p>会場の電気容量の関係上、使用予定の電力(ワット数)がわかれば入力してください。</text:p>
            <text:p>わからない場合は「ノートPC○台」「デスクトップ○台+液晶ディスプレイ○台」等でお願いします</text:p>
          </table:help-message>
          <table:error-message table:message-type="stop" table:display="true"/>
        </table:content-validation>
      </table:content-validations>
      <table:table table:name="OSC2009 TokyoFall 申込書" table:style-name="ta1" table:protected="true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heckbox form:name="CheckBox" form:control-implementation="ooo:com.sun.star.form.component.CheckBox" form:id="control1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7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1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7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1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7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2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1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7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1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5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6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7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8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1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6" table:default-cell-style-name="ce38"/>
        <table:table-column table:style-name="co2" table:number-columns-repeated="231" table:default-cell-style-name="ce38"/>
        <table:table-column table:style-name="co2" table:number-columns-repeated="767" table:default-cell-style-name="Default"/>
        <table:table-row table:style-name="ro1">
          <table:table-cell table:style-name="ce1" office:value-type="string" table:number-columns-spanned="6" table:number-rows-spanned="1">
            <text:p>申込書送付先⇒</text:p>
          </table:table-cell>
          <table:covered-table-cell table:number-columns-repeated="5" table:style-name="ce39"/>
          <table:table-cell table:style-name="ce130" office:value-type="string" table:number-columns-spanned="7" table:number-rows-spanned="1">
            <text:p>OSC2009@Begi.net</text:p>
          </table:table-cell>
          <table:covered-table-cell table:number-columns-repeated="6" table:style-name="ce138"/>
          <table:table-cell table:style-name="ce40" table:number-columns-repeated="3"/>
          <table:table-cell table:style-name="ce40">
            <draw:custom-shape table:end-cell-address="'OSC2009 TokyoFall 申込書'.AA1" table:end-x="0.002cm" table:end-y="2.475cm" draw:z-index="0" draw:name="Text Box 762" draw:style-name="gr1" draw:text-style-name="P1" svg:width="7.013cm" svg:height="2.392cm" svg:x="0.001cm" svg:y="0.083cm">
              <text:p text:style-name="P1"><text:span text:style-name="T1">申込最終締切日 </text:span><text:span text:style-name="T1">9</text:span><text:span text:style-name="T1">月</text:span><text:span text:style-name="T1">7</text:span><text:span text:style-name="T1">日</text:span><text:span text:style-name="T1">(</text:span><text:span text:style-name="T1">月）</text:span></text:p>
              <text:p text:style-name="P1"><text:span text:style-name="T2">プログラム公開予定日</text:span><text:span text:style-name="T2">9</text:span><text:span text:style-name="T2">月</text:span><text:span text:style-name="T2">30</text:span><text:span text:style-name="T2">日</text:span><text:span text:style-name="T2">(</text:span><text:span text:style-name="T2">水</text:span><text:span text:style-name="T2">)</text:span></text:p>
              <text:p text:style-name="P1"><text:span text:style-name="T3">申込多数の場合は</text:span><text:span text:style-name="T4">【先着順】</text:span><text:span text:style-name="T3">になりますので、お早めにお申込みください。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0" table:number-columns-repeated="9"/>
          <table:table-cell table:number-columns-repeated="998"/>
        </table:table-row>
        <table:table-row table:style-name="ro2">
          <table:table-cell table:style-name="ce2" office:value-type="string">
            <text:p>【 オープンソースカンファレンス2009 Tokyo/Fall】 <text:s/>出展 / セミナー 申込書</text:p>
          </table:table-cell>
          <table:table-cell table:style-name="ce40" table:number-columns-repeated="25"/>
          <table:table-cell table:number-columns-repeated="998"/>
        </table:table-row>
        <table:table-row table:style-name="ro3">
          <table:table-cell table:style-name="ce3" office:value-type="string">
            <text:p>OSC開催一覧→</text:p>
          </table:table-cell>
          <table:table-cell table:style-name="ce41" table:number-columns-repeated="4"/>
          <table:table-cell table:style-name="ce115" office:value-type="string">
            <text:p><text:span text:style-name="T9"><text:a xlink:href="http://www.ospn.jp/">http://www.ospn.jp/</text:a></text:span></text:p>
          </table:table-cell>
          <table:table-cell table:style-name="ce41" table:number-columns-repeated="6"/>
          <table:table-cell table:style-name="ce154"/>
          <table:table-cell table:style-name="ce160" office:value-type="string" table:number-columns-spanned="3" table:number-rows-spanned="1">
            <text:p>申込日：</text:p>
          </table:table-cell>
          <table:covered-table-cell table:number-columns-repeated="2" table:style-name="ce161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style-name="ce171" office:value-type="string">
            <text:p>年</text:p>
          </table:table-cell>
          <table:table-cell table:style-name="ce169" table:content-validation-name="val1" table:number-columns-spanned="2" table:number-rows-spanned="1"/>
          <table:covered-table-cell table:style-name="ce169" table:content-validation-name="val1"/>
          <table:table-cell table:style-name="ce171" office:value-type="string">
            <text:p>月</text:p>
          </table:table-cell>
          <table:table-cell table:style-name="ce169" table:content-validation-name="val1" table:number-columns-spanned="2" table:number-rows-spanned="1"/>
          <table:covered-table-cell table:style-name="ce169" table:content-validation-name="val1"/>
          <table:table-cell table:style-name="ce171" office:value-type="string">
            <text:p>日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開催日：2009/10/30-31(展示準備時間10/29 夕方）</text:p>
          </table:table-cell>
          <table:table-cell table:style-name="ce42" table:number-columns-repeated="11"/>
          <table:table-cell table:style-name="ce155"/>
          <table:table-cell table:style-name="ce161" table:number-columns-repeated="3"/>
          <table:table-cell table:style-name="ce169" table:content-validation-name="val1" table:number-columns-repeated="3"/>
          <table:table-cell table:style-name="ce171"/>
          <table:table-cell table:style-name="ce169" table:content-validation-name="val1" table:number-columns-repeated="2"/>
          <table:table-cell table:style-name="ce171"/>
          <table:table-cell table:style-name="ce169" table:content-validation-name="val1" table:number-columns-repeated="2"/>
          <table:table-cell table:style-name="ce171"/>
          <table:table-cell table:number-columns-repeated="998"/>
        </table:table-row>
        <table:table-row table:style-name="ro4">
          <table:table-cell table:style-name="ce5" office:value-type="string">
            <text:p>▼本カンファレンスへ申し込みます</text:p>
          </table:table-cell>
          <table:table-cell table:style-name="ce10" table:number-columns-repeated="12"/>
          <table:table-cell table:style-name="ce162" table:number-columns-repeated="2"/>
          <table:table-cell table:style-name="ce10"/>
          <table:table-cell table:style-name="ce170" table:number-columns-repeated="3"/>
          <table:table-cell table:style-name="ce172" table:number-columns-repeated="6"/>
          <table:table-cell table:style-name="ce177"/>
          <table:table-cell table:number-columns-repeated="998"/>
        </table:table-row>
        <table:table-row table:style-name="ro4">
          <table:table-cell table:style-name="ce6" office:value-type="string">
            <text:p>Ⅰ.出展団体情報 <text:s/></text:p>
          </table:table-cell>
          <table:table-cell table:style-name="ce43"/>
          <table:table-cell table:style-name="ce74"/>
          <table:table-cell table:style-name="ce78" table:number-columns-repeated="22"/>
          <table:table-cell table:style-name="ce178" office:value-type="string">
            <text:p>※ カンファレンスプログラム・ポスター、チラシ等の印刷物、Webサイトに掲載する際の団体名表記をご記入ください</text:p>
          </table:table-cell>
          <table:table-cell table:number-columns-repeated="998"/>
        </table:table-row>
        <table:table-row table:style-name="ro4">
          <table:table-cell table:style-name="ce7" office:value-type="string" table:number-columns-spanned="3" table:number-rows-spanned="1">
            <text:p>団体名</text:p>
          </table:table-cell>
          <table:covered-table-cell table:style-name="ce44"/>
          <table:covered-table-cell table:style-name="ce75"/>
          <table:table-cell table:style-name="ce79" table:content-validation-name="val1" table:number-columns-spanned="23" table:number-rows-spanned="1"/>
          <table:covered-table-cell table:number-columns-repeated="21" table:style-name="ce95" table:content-validation-name="val1"/>
          <table:covered-table-cell table:style-name="ce179" table:content-validation-name="val1"/>
          <table:table-cell table:number-columns-repeated="998"/>
        </table:table-row>
        <table:table-row table:style-name="ro4">
          <table:table-cell table:style-name="ce8" office:value-type="string" table:number-columns-spanned="3" table:number-rows-spanned="1">
            <text:p>U R L</text:p>
          </table:table-cell>
          <table:covered-table-cell table:style-name="ce45"/>
          <table:covered-table-cell table:style-name="ce76"/>
          <table:table-cell table:style-name="ce80" table:number-columns-spanned="23" table:number-rows-spanned="1"/>
          <table:covered-table-cell table:number-columns-repeated="21" table:style-name="ce96"/>
          <table:covered-table-cell table:style-name="ce180"/>
          <table:table-cell table:number-columns-repeated="998"/>
        </table:table-row>
        <table:table-row table:style-name="ro4">
          <table:table-cell table:style-name="ce9" office:value-type="string" table:number-columns-spanned="3" table:number-rows-spanned="1">
            <text:p>カテゴリー</text:p>
          </table:table-cell>
          <table:covered-table-cell table:number-columns-repeated="2" table:style-name="ce46"/>
          <table:table-cell table:style-name="ce81" office:value-type="string" table:number-columns-spanned="23" table:number-rows-spanned="1">
            <text:p>(OS,Linuxディストリビューション、CMS、データベース、教育、言語、など)</text:p>
          </table:table-cell>
          <table:covered-table-cell table:number-columns-repeated="21" table:style-name="ce83"/>
          <table:covered-table-cell table:style-name="ce81"/>
          <table:table-cell table:number-columns-repeated="998"/>
        </table:table-row>
        <table:table-row table:style-name="ro5">
          <table:table-cell table:style-name="ce10" table:number-columns-repeated="26"/>
          <table:table-cell table:number-columns-repeated="998"/>
        </table:table-row>
        <table:table-row table:style-name="ro4">
          <table:table-cell table:style-name="ce11" office:value-type="string">
            <text:p>Ⅱ.担当者情報</text:p>
          </table:table-cell>
          <table:table-cell table:style-name="ce47" table:number-columns-repeated="24"/>
          <table:table-cell table:style-name="ce181"/>
          <table:table-cell table:number-columns-repeated="998"/>
        </table:table-row>
        <table:table-row table:style-name="ro4">
          <table:table-cell table:style-name="ce12" office:value-type="string" table:number-columns-spanned="3" table:number-rows-spanned="1">
            <text:p>担当者名</text:p>
          </table:table-cell>
          <table:covered-table-cell table:number-columns-repeated="2" table:style-name="ce48"/>
          <table:table-cell table:style-name="ce82" table:content-validation-name="val1" table:number-columns-spanned="6" table:number-rows-spanned="1"/>
          <table:covered-table-cell table:number-columns-repeated="5" table:style-name="ce82" table:content-validation-name="val1"/>
          <table:table-cell table:style-name="ce48" office:value-type="string" table:number-columns-spanned="4" table:number-rows-spanned="1">
            <text:p>メールアドレス</text:p>
          </table:table-cell>
          <table:covered-table-cell table:number-columns-repeated="2" table:style-name="ce151"/>
          <table:covered-table-cell table:style-name="ce156"/>
          <table:table-cell table:style-name="ce163" table:content-validation-name="val1" table:number-columns-spanned="13" table:number-rows-spanned="1"/>
          <table:covered-table-cell table:number-columns-repeated="11" table:style-name="ce82" table:content-validation-name="val1"/>
          <table:covered-table-cell table:style-name="ce163" table:content-validation-name="val1"/>
          <table:table-cell table:number-columns-repeated="998"/>
        </table:table-row>
        <table:table-row table:style-name="ro5">
          <table:table-cell table:style-name="ce13" office:value-type="string" table:number-columns-spanned="3" table:number-rows-spanned="1">
            <text:p>緊急TEL</text:p>
          </table:table-cell>
          <table:covered-table-cell table:style-name="ce49"/>
          <table:covered-table-cell table:style-name="ce77"/>
          <table:table-cell table:style-name="ce83" table:number-columns-spanned="6" table:number-rows-spanned="1"/>
          <table:covered-table-cell table:number-columns-repeated="4" table:style-name="ce97"/>
          <table:covered-table-cell table:style-name="ce146"/>
          <table:table-cell table:style-name="ce149" office:value-type="string" table:number-columns-spanned="17" table:number-rows-spanned="1">
            <text:p>←現地からお荷物の件などでご連絡することがございます</text:p>
          </table:table-cell>
          <table:covered-table-cell table:number-columns-repeated="15" table:style-name="ce152"/>
          <table:covered-table-cell table:style-name="ce182"/>
          <table:table-cell table:number-columns-repeated="998"/>
        </table:table-row>
        <table:table-row table:style-name="ro5">
          <table:table-cell table:style-name="ce14" table:number-columns-repeated="9"/>
          <table:table-cell table:style-name="ce150" table:number-columns-repeated="17"/>
          <table:table-cell table:number-columns-repeated="998"/>
        </table:table-row>
        <table:table-row table:style-name="ro4">
          <table:table-cell table:style-name="ce5" office:value-type="string">
            <text:p>▼お申込の項目にチェックをしてください</text:p>
          </table:table-cell>
          <table:table-cell table:style-name="ce10" table:number-columns-repeated="25"/>
          <table:table-cell table:number-columns-repeated="998"/>
        </table:table-row>
        <table:table-row table:style-name="ro4">
          <table:table-cell table:style-name="ce11" office:value-type="string">
            <text:p>Ⅲ.参加申込内容</text:p>
          </table:table-cell>
          <table:table-cell table:style-name="ce47" table:number-columns-repeated="4"/>
          <table:table-cell table:style-name="ce47">
            <draw:control table:end-cell-address="'OSC2009 TokyoFall 申込書'.G17" table:end-x="0.195cm" table:end-y="0.606cm" draw:z-index="4" draw:style-name="gr2" draw:text-style-name="P2" svg:width="0.774cm" svg:height="0.632cm" svg:x="0.122cm" svg:y="0.817cm" draw:control="control4"/>
          </table:table-cell>
          <table:table-cell table:style-name="ce47" table:number-columns-repeated="5"/>
          <table:table-cell table:style-name="ce47">
            <draw:control table:end-cell-address="'OSC2009 TokyoFall 申込書'.M17" table:end-x="0.171cm" table:end-y="0.606cm" draw:z-index="5" draw:style-name="gr2" draw:text-style-name="P2" svg:width="0.775cm" svg:height="0.632cm" svg:x="0.097cm" svg:y="0.817cm" draw:control="control5"/>
          </table:table-cell>
          <table:table-cell table:style-name="ce47" table:number-columns-repeated="13"/>
          <table:table-cell table:style-name="ce178"/>
          <table:table-cell table:number-columns-repeated="998"/>
        </table:table-row>
        <table:table-row table:style-name="ro6">
          <table:table-cell table:style-name="ce15" office:value-type="string" table:number-columns-spanned="5" table:number-rows-spanned="1">
            <text:p>展示ブース出展</text:p>
          </table:table-cell>
          <table:covered-table-cell table:number-columns-repeated="3" table:style-name="ce14"/>
          <table:covered-table-cell table:style-name="ce98"/>
          <table:table-cell table:style-name="ce103"/>
          <table:table-cell table:style-name="ce121" office:value-type="string">
            <text:p>申し込む</text:p>
          </table:table-cell>
          <table:table-cell table:style-name="ce121" table:number-columns-repeated="5"/>
          <table:table-cell table:style-name="ce121" office:value-type="string">
            <text:p>申し込まない</text:p>
          </table:table-cell>
          <table:table-cell table:style-name="ce121" table:number-columns-repeated="12"/>
          <table:table-cell table:style-name="ce183"/>
          <table:table-cell table:number-columns-repeated="998"/>
        </table:table-row>
        <table:table-row table:style-name="ro6">
          <table:table-cell table:style-name="ce16"/>
          <table:table-cell table:style-name="ce50" table:number-columns-repeated="3"/>
          <table:table-cell table:style-name="ce99"/>
          <table:table-cell table:style-name="ce116" office:value-type="string">
            <text:p>申し込む場合<text:span text:style-name="T10"> </text:span><text:span text:style-name="T4">→</text:span><text:span text:style-name="T10"> </text:span><text:span text:style-name="T4">「</text:span><text:span text:style-name="T10">a. </text:span><text:span text:style-name="T4">展示ブース出展内容」</text:span><text:span text:style-name="T10"> </text:span><text:span text:style-name="T4">にご記入ください。</text:span></text:p>
          </table:table-cell>
          <table:table-cell table:style-name="ce50" table:number-columns-repeated="19"/>
          <table:table-cell table:style-name="ce184"/>
          <table:table-cell table:number-columns-repeated="998"/>
        </table:table-row>
        <table:table-row table:style-name="ro6">
          <table:table-cell table:style-name="ce17" office:value-type="string" table:number-columns-spanned="5" table:number-rows-spanned="1">
            <text:p>セミナー講演</text:p>
          </table:table-cell>
          <table:covered-table-cell table:number-columns-repeated="3" table:style-name="ce51"/>
          <table:covered-table-cell table:style-name="ce100"/>
          <table:table-cell table:style-name="ce117">
            <draw:control table:end-cell-address="'OSC2009 TokyoFall 申込書'.G19" table:end-x="0.195cm" table:end-y="0.606cm" draw:z-index="6" draw:style-name="gr2" draw:text-style-name="P2" svg:width="0.774cm" svg:height="0.605cm" svg:x="0.122cm" svg:y="0.001cm" draw:control="control6"/>
          </table:table-cell>
          <table:table-cell table:style-name="ce131" office:value-type="string">
            <text:p>申し込む</text:p>
          </table:table-cell>
          <table:table-cell table:style-name="ce131" table:number-columns-repeated="4"/>
          <table:table-cell table:style-name="ce131">
            <draw:control table:end-cell-address="'OSC2009 TokyoFall 申込書'.M19" table:end-x="0.171cm" table:end-y="0.606cm" draw:z-index="7" draw:style-name="gr2" draw:text-style-name="P2" svg:width="0.775cm" svg:height="0.605cm" svg:x="0.097cm" svg:y="0.001cm" draw:control="control7"/>
          </table:table-cell>
          <table:table-cell table:style-name="ce131" office:value-type="string">
            <text:p>申し込まない</text:p>
          </table:table-cell>
          <table:table-cell table:style-name="ce131" table:number-columns-repeated="12"/>
          <table:table-cell table:style-name="ce185"/>
          <table:table-cell table:number-columns-repeated="998"/>
        </table:table-row>
        <table:table-row table:style-name="ro6">
          <table:table-cell table:style-name="ce16"/>
          <table:table-cell table:style-name="ce50" table:number-columns-repeated="3"/>
          <table:table-cell table:style-name="ce99"/>
          <table:table-cell table:style-name="ce116" office:value-type="string">
            <text:p>申し込む場合<text:span text:style-name="T10"> </text:span><text:span text:style-name="T4">→</text:span><text:span text:style-name="T10"> </text:span><text:span text:style-name="T4">「</text:span><text:span text:style-name="T10">b. </text:span><text:span text:style-name="T4">セミナー講演内容」にご記入ください。</text:span></text:p>
          </table:table-cell>
          <table:table-cell table:style-name="ce50" table:number-columns-repeated="19"/>
          <table:table-cell table:style-name="ce184"/>
          <table:table-cell table:number-columns-repeated="998"/>
        </table:table-row>
        <table:table-row table:style-name="ro5">
          <table:table-cell table:style-name="ce10" table:number-columns-repeated="5"/>
          <table:table-cell table:style-name="ce118"/>
          <table:table-cell table:style-name="ce10" table:number-columns-repeated="20"/>
          <table:table-cell table:number-columns-repeated="998"/>
        </table:table-row>
        <table:table-row table:style-name="ro4">
          <table:table-cell table:style-name="ce5" office:value-type="string">
            <text:p>▼ご希望のお申込内容について、必要項目をご記入ください</text:p>
          </table:table-cell>
          <table:table-cell table:style-name="ce10" table:number-columns-repeated="4"/>
          <table:table-cell table:style-name="ce118"/>
          <table:table-cell table:style-name="ce10" table:number-columns-repeated="20"/>
          <table:table-cell table:number-columns-repeated="998"/>
        </table:table-row>
        <table:table-row table:style-name="ro4">
          <table:table-cell table:style-name="ce18" office:value-type="string">
            <text:p>a. 展示ブース出展内容</text:p>
          </table:table-cell>
          <table:table-cell table:style-name="ce52" table:number-columns-repeated="24"/>
          <table:table-cell table:style-name="ce186" office:value-type="string">
            <text:p>※ 配布プログラム・Webサイトに掲載します。</text:p>
          </table:table-cell>
          <table:table-cell table:number-columns-repeated="998"/>
        </table:table-row>
        <table:table-row table:style-name="ro7">
          <table:table-cell table:style-name="ce19" office:value-type="string" table:number-columns-spanned="4" table:number-rows-spanned="1">
            <text:p>展 示 内 容</text:p>
            <text:p><text:span text:style-name="T5">(50</text:span><text:span text:style-name="T5">文字まで</text:span><text:span text:style-name="T5">,</text:span><text:span text:style-name="T5">配布プログラム用</text:span><text:span text:style-name="T5">)</text:span></text:p>
          </table:table-cell>
          <table:covered-table-cell table:number-columns-repeated="2" table:style-name="ce53"/>
          <table:covered-table-cell table:style-name="ce84"/>
          <table:table-cell table:style-name="ce101" table:content-validation-name="val2" table:number-columns-spanned="22" table:number-rows-spanned="1"/>
          <table:covered-table-cell table:number-columns-repeated="20" table:style-name="ce119" table:content-validation-name="val2"/>
          <table:covered-table-cell table:style-name="ce101" table:content-validation-name="val2"/>
          <table:table-cell table:number-columns-repeated="998"/>
        </table:table-row>
        <table:table-row table:style-name="ro4">
          <table:table-cell table:style-name="ce20" office:value-type="string" table:number-columns-spanned="4" table:number-rows-spanned="1">
            <text:p>当日担当者名</text:p>
          </table:table-cell>
          <table:covered-table-cell table:number-columns-repeated="3" table:style-name="ce54"/>
          <table:table-cell table:style-name="ce102" table:content-validation-name="val1" table:number-columns-spanned="22" table:number-rows-spanned="1"/>
          <table:covered-table-cell table:number-columns-repeated="4" table:style-name="ce120" table:content-validation-name="val1"/>
          <table:covered-table-cell table:number-columns-repeated="16" table:style-name="ce120"/>
          <table:covered-table-cell table:style-name="ce187"/>
          <table:table-cell table:number-columns-repeated="998"/>
        </table:table-row>
        <table:table-row table:style-name="ro4">
          <table:table-cell table:style-name="ce20" office:value-type="string" table:number-columns-spanned="4" table:number-rows-spanned="1">
            <text:p>使用電力 (ワット数)</text:p>
          </table:table-cell>
          <table:covered-table-cell table:number-columns-repeated="2" table:style-name="ce55"/>
          <table:covered-table-cell table:style-name="ce85"/>
          <table:table-cell table:style-name="ce102" table:content-validation-name="val3" table:number-columns-spanned="22" table:number-rows-spanned="1"/>
          <table:covered-table-cell table:number-columns-repeated="20" table:style-name="ce120" table:content-validation-name="val3"/>
          <table:covered-table-cell table:style-name="ce187" table:content-validation-name="val3"/>
          <table:table-cell table:number-columns-repeated="998"/>
        </table:table-row>
        <table:table-row table:style-name="ro4">
          <table:table-cell table:style-name="ce21" office:value-type="string" table:number-columns-spanned="4" table:number-rows-spanned="1">
            <text:p>荷物の搬入方法</text:p>
          </table:table-cell>
          <table:covered-table-cell table:number-columns-repeated="2" table:style-name="ce56"/>
          <table:covered-table-cell table:style-name="ce86"/>
          <table:table-cell table:style-name="ce103">
            <draw:control table:end-cell-address="'OSC2009 TokyoFall 申込書'.F27" table:end-x="0.195cm" table:end-y="0.712cm" draw:z-index="1" draw:style-name="gr2" draw:text-style-name="P2" svg:width="0.774cm" svg:height="0.606cm" svg:x="0.122cm" svg:y="0.106cm" draw:control="control1"/>
          </table:table-cell>
          <table:table-cell table:style-name="ce121" office:value-type="string">
            <text:p>事前配送</text:p>
          </table:table-cell>
          <table:table-cell table:style-name="ce121" table:number-columns-repeated="4"/>
          <table:table-cell table:style-name="ce121">
            <draw:control table:end-cell-address="'OSC2009 TokyoFall 申込書'.L27" table:end-x="0.171cm" table:end-y="0.712cm" draw:z-index="2" draw:style-name="gr2" draw:text-style-name="P2" svg:width="0.775cm" svg:height="0.606cm" svg:x="0.097cm" svg:y="0.106cm" draw:control="control2"/>
          </table:table-cell>
          <table:table-cell table:style-name="ce121" office:value-type="string">
            <text:p>当日持込</text:p>
          </table:table-cell>
          <table:table-cell table:style-name="ce121" table:number-columns-repeated="13"/>
          <table:table-cell table:style-name="ce188" table:content-validation-name="val1"/>
          <table:table-cell table:number-columns-repeated="998"/>
        </table:table-row>
        <table:table-row table:style-name="ro8">
          <table:table-cell table:style-name="ce22" office:value-type="string" table:number-columns-spanned="4" table:number-rows-spanned="1">
            <text:p>隣接希望団体</text:p>
            <text:p>その他連絡事項</text:p>
          </table:table-cell>
          <table:covered-table-cell table:number-columns-repeated="2" table:style-name="ce57"/>
          <table:covered-table-cell table:style-name="ce87"/>
          <table:table-cell table:style-name="ce102" table:content-validation-name="val1" table:number-columns-spanned="22" table:number-rows-spanned="1"/>
          <table:covered-table-cell table:number-columns-repeated="20" table:style-name="ce120" table:content-validation-name="val1"/>
          <table:covered-table-cell table:style-name="ce187" table:content-validation-name="val1"/>
          <table:table-cell table:number-columns-repeated="998"/>
        </table:table-row>
        <table:table-row table:style-name="ro9">
          <table:table-cell table:style-name="ce23" office:value-type="string" table:number-columns-spanned="26" table:number-rows-spanned="1">
            <text:p>◆展示スペースについて</text:p>
            <text:p><text:s/>・ 机 - 1,200[w]×450[d]1台、または2台(1200x900)(参加グループ総数による) <text:s/>イス- 2つ（調整可能）</text:p>
            <text:p><text:s/>・ 出展機材 - 大型機器の展示は電源容量をご連絡ください。電源を入れる事をご遠慮いただく場合があります。</text:p>
            <text:p><text:s/>・ 電源 - <text:span text:style-name="T4">電源タップ</text:span><text:span text:style-name="T5">はご用意ください</text:span></text:p>
            <text:p><text:span text:style-name="T5"><text:s/></text:span><text:span text:style-name="T5">・ ネットワーク </text:span><text:span text:style-name="T5">- </text:span><text:span text:style-name="T5">基本的に無しとお考えください。ご用意できた場合も、速度や安定性に保障がないことをご了承ください。</text:span></text:p>
            <text:p><text:span text:style-name="T5"><text:s/></text:span><text:span text:style-name="T5">・ プロジェクター </text:span><text:span text:style-name="T5">-</text:span><text:span text:style-name="T5">利用電気量が多いものは、現場でのご利用をご遠慮いただく場合があります。液晶モニターなどで代用願います </text:span></text:p>
            <text:p><text:span text:style-name="T5"><text:s/></text:span><text:span text:style-name="T5">・ 物品販売 </text:span><text:span text:style-name="T5">- </text:span><text:span text:style-name="T5">可</text:span></text:p>
            <text:p><text:span text:style-name="T3">※ </text:span><text:span text:style-name="T3">前日の夕方に、展示スペースの準備が可能です。展示時間、事前準備時間、展示物の搬入、撤収時間につきましては、別途『開催当日までのご案内』として、</text:span><text:span text:style-name="T3">1</text:span><text:span text:style-name="T3">～</text:span><text:span text:style-name="T3">2</text:span><text:span text:style-name="T3">週間前にご連絡させていただきます。</text:span></text:p>
          </table:table-cell>
          <table:covered-table-cell table:number-columns-repeated="24" table:style-name="ce58"/>
          <table:covered-table-cell table:style-name="ce189"/>
          <table:table-cell/>
          <table:table-cell table:style-name="ce207"/>
          <table:table-cell table:number-columns-repeated="996"/>
        </table:table-row>
        <table:table-row table:style-name="ro5">
          <table:table-cell table:style-name="ce10" table:number-columns-repeated="26"/>
          <table:table-cell table:number-columns-repeated="998"/>
        </table:table-row>
        <table:table-row table:style-name="ro4">
          <table:table-cell table:style-name="ce5" office:value-type="string">
            <text:p>▼ご希望のお申込内容について、必要項目をご記入ください</text:p>
          </table:table-cell>
          <table:table-cell table:style-name="ce10" table:number-columns-repeated="4"/>
          <table:table-cell table:style-name="ce118"/>
          <table:table-cell table:style-name="ce10" table:number-columns-repeated="20"/>
          <table:table-cell table:number-columns-repeated="998"/>
        </table:table-row>
        <table:table-row table:style-name="ro4">
          <table:table-cell table:style-name="ce18" office:value-type="string">
            <text:p>b. セミナー講演内容</text:p>
          </table:table-cell>
          <table:table-cell table:style-name="ce52" table:number-columns-repeated="10"/>
          <table:table-cell table:style-name="ce153"/>
          <table:table-cell table:style-name="ce52" table:number-columns-repeated="13"/>
          <table:table-cell table:style-name="ce186" office:value-type="string">
            <text:p>※ 配布プログラム・Webサイトに掲載します</text:p>
          </table:table-cell>
          <table:table-cell table:number-columns-repeated="998"/>
        </table:table-row>
        <table:table-row table:style-name="ro4">
          <table:table-cell table:style-name="ce24" office:value-type="string" table:number-columns-spanned="4" table:number-rows-spanned="1">
            <text:p>セミナータイトル</text:p>
          </table:table-cell>
          <table:covered-table-cell table:number-columns-repeated="3" table:style-name="ce59"/>
          <table:table-cell table:style-name="ce102" table:content-validation-name="val1" table:number-columns-spanned="22" table:number-rows-spanned="1"/>
          <table:covered-table-cell table:number-columns-repeated="20" table:style-name="ce105" table:content-validation-name="val1"/>
          <table:covered-table-cell table:style-name="ce102" table:content-validation-name="val1"/>
          <table:table-cell table:number-columns-repeated="998"/>
        </table:table-row>
        <table:table-row table:style-name="ro10">
          <table:table-cell table:style-name="ce19" office:value-type="string" table:number-columns-spanned="4" table:number-rows-spanned="1">
            <text:p>セミナー内容</text:p>
            <text:p><text:span text:style-name="T6"><text:s/></text:span><text:span text:style-name="T6">(100</text:span><text:span text:style-name="T6">文字程度まで</text:span><text:span text:style-name="T6">)</text:span></text:p>
          </table:table-cell>
          <table:covered-table-cell table:number-columns-repeated="2" table:style-name="ce57"/>
          <table:covered-table-cell table:style-name="ce87"/>
          <table:table-cell table:style-name="ce104" table:content-validation-name="val1" table:number-columns-spanned="22" table:number-rows-spanned="1"/>
          <table:covered-table-cell table:number-columns-repeated="20" table:style-name="ce122" table:content-validation-name="val1"/>
          <table:covered-table-cell table:style-name="ce104" table:content-validation-name="val1"/>
          <table:table-cell table:number-columns-repeated="998"/>
        </table:table-row>
        <table:table-row table:style-name="ro4">
          <table:table-cell table:style-name="ce24" office:value-type="string" table:number-columns-spanned="4" table:number-rows-spanned="1">
            <text:p>講演者氏名</text:p>
          </table:table-cell>
          <table:covered-table-cell table:number-columns-repeated="3" table:style-name="ce59"/>
          <table:table-cell table:style-name="ce105" table:content-validation-name="val1" table:number-columns-spanned="5" table:number-rows-spanned="1"/>
          <table:covered-table-cell table:number-columns-repeated="4" table:style-name="ce105" table:content-validation-name="val1"/>
          <table:table-cell table:style-name="ce59" office:value-type="string" table:number-columns-spanned="4" table:number-rows-spanned="1">
            <text:p>メールアドレス</text:p>
          </table:table-cell>
          <table:covered-table-cell table:number-columns-repeated="3" table:style-name="ce59"/>
          <table:table-cell table:style-name="ce102" table:content-validation-name="val1" table:number-columns-spanned="13" table:number-rows-spanned="1"/>
          <table:covered-table-cell table:number-columns-repeated="11" table:style-name="ce105" table:content-validation-name="val1"/>
          <table:covered-table-cell table:style-name="ce102" table:content-validation-name="val1"/>
          <table:table-cell table:number-columns-repeated="998"/>
        </table:table-row>
        <table:table-row table:style-name="ro2">
          <table:table-cell table:style-name="ce24" office:value-type="string" table:number-columns-spanned="4" table:number-rows-spanned="1">
            <text:p>対象者</text:p>
          </table:table-cell>
          <table:covered-table-cell table:number-columns-repeated="2" table:style-name="ce60"/>
          <table:covered-table-cell table:style-name="ce88"/>
          <table:table-cell table:style-name="ce104" table:content-validation-name="val1" table:number-columns-spanned="22" table:number-rows-spanned="1"/>
          <table:covered-table-cell table:number-columns-repeated="20" table:style-name="ce123" table:content-validation-name="val1"/>
          <table:covered-table-cell table:style-name="ce190" table:content-validation-name="val1"/>
          <table:table-cell table:number-columns-repeated="998"/>
        </table:table-row>
        <table:table-row table:style-name="ro4">
          <table:table-cell table:style-name="ce24" office:value-type="string" table:number-columns-spanned="4" table:number-rows-spanned="1">
            <text:p>備 <text:s/>考</text:p>
          </table:table-cell>
          <table:covered-table-cell table:number-columns-repeated="2" table:style-name="ce60"/>
          <table:covered-table-cell table:style-name="ce88"/>
          <table:table-cell table:style-name="ce102" table:content-validation-name="val1" table:number-columns-spanned="22" table:number-rows-spanned="1"/>
          <table:covered-table-cell table:number-columns-repeated="20" table:style-name="ce120" table:content-validation-name="val1"/>
          <table:covered-table-cell table:style-name="ce187" table:content-validation-name="val1"/>
          <table:table-cell table:number-columns-repeated="998"/>
        </table:table-row>
        <table:table-row table:style-name="ro4">
          <table:table-cell table:style-name="ce25" office:value-type="string" table:number-columns-spanned="4" table:number-rows-spanned="3">
            <text:p>開催希望日</text:p>
            <text:p><text:span text:style-name="T7">※</text:span><text:span text:style-name="T7">両日の開催はご遠慮ください</text:span></text:p>
          </table:table-cell>
          <table:covered-table-cell table:number-columns-repeated="2" table:style-name="ce61"/>
          <table:covered-table-cell table:style-name="ce89"/>
          <table:table-cell table:style-name="ce106" table:content-validation-name="val1" office:value-type="string" table:number-columns-spanned="2" table:number-rows-spanned="1">
            <text:p>第1希望</text:p>
          </table:table-cell>
          <table:covered-table-cell table:style-name="ce124" table:content-validation-name="val1"/>
          <table:table-cell table:style-name="ce132" table:content-validation-name="val1">
            <draw:control table:end-cell-address="'OSC2009 TokyoFall 申込書'.H38" table:end-x="0.364cm" table:end-y="0.765cm" draw:z-index="15" draw:style-name="gr2" draw:text-style-name="P2" svg:width="0.799cm" svg:height="0.686cm" svg:x="0.267cm" svg:y="0.079cm" draw:control="control15"/>
          </table:table-cell>
          <table:table-cell table:style-name="ce139" table:content-validation-name="val1" office:value-type="string">
            <text:p>10月30日(金)</text:p>
          </table:table-cell>
          <table:table-cell table:style-name="ce139" table:content-validation-name="val1" table:number-columns-repeated="4"/>
          <table:table-cell table:style-name="ce157" table:content-validation-name="val1"/>
          <table:table-cell table:style-name="ce164" table:content-validation-name="val1"/>
          <table:table-cell table:style-name="ce157" table:content-validation-name="val1">
            <draw:control table:end-cell-address="'OSC2009 TokyoFall 申込書'.P38" table:end-x="0.364cm" table:end-y="0.765cm" draw:z-index="18" draw:style-name="gr2" draw:text-style-name="P2" svg:width="0.799cm" svg:height="0.686cm" svg:x="0.266cm" svg:y="0.079cm" draw:control="control18"/>
          </table:table-cell>
          <table:table-cell table:style-name="ce157" table:content-validation-name="val1" office:value-type="string">
            <text:p>10月31日(土)</text:p>
          </table:table-cell>
          <table:table-cell table:style-name="ce157" table:content-validation-name="val1" table:number-columns-repeated="9"/>
          <table:table-cell table:style-name="ce191" table:content-validation-name="val1"/>
          <table:table-cell table:number-columns-repeated="998"/>
        </table:table-row>
        <table:table-row table:style-name="ro4">
          <table:covered-table-cell table:style-name="ce26"/>
          <table:covered-table-cell table:number-columns-repeated="2" table:style-name="ce62"/>
          <table:covered-table-cell table:style-name="ce90"/>
          <table:table-cell table:style-name="ce107" table:content-validation-name="val1" office:value-type="string" table:number-columns-spanned="2" table:number-rows-spanned="1">
            <text:p>第2希望</text:p>
          </table:table-cell>
          <table:covered-table-cell table:style-name="ce125" table:content-validation-name="val1"/>
          <table:table-cell table:style-name="ce133" table:content-validation-name="val1">
            <draw:control table:end-cell-address="'OSC2009 TokyoFall 申込書'.H39" table:end-x="0.364cm" table:end-y="0.765cm" draw:z-index="16" draw:style-name="gr2" draw:text-style-name="P2" svg:width="0.799cm" svg:height="0.685cm" svg:x="0.267cm" svg:y="0.08cm" draw:control="control16"/>
          </table:table-cell>
          <table:table-cell table:style-name="ce140" table:content-validation-name="val1" office:value-type="string">
            <text:p>10月30日(金)</text:p>
          </table:table-cell>
          <table:table-cell table:style-name="ce140" table:content-validation-name="val1" table:number-columns-repeated="5"/>
          <table:table-cell table:style-name="ce165" table:content-validation-name="val1"/>
          <table:table-cell table:style-name="ce140" table:content-validation-name="val1">
            <draw:control table:end-cell-address="'OSC2009 TokyoFall 申込書'.P39" table:end-x="0.364cm" table:end-y="0.765cm" draw:z-index="19" draw:style-name="gr2" draw:text-style-name="P2" svg:width="0.799cm" svg:height="0.685cm" svg:x="0.266cm" svg:y="0.08cm" draw:control="control19"/>
          </table:table-cell>
          <table:table-cell table:style-name="ce140" table:content-validation-name="val1" office:value-type="string">
            <text:p>10月31日(土)</text:p>
          </table:table-cell>
          <table:table-cell table:style-name="ce140" table:content-validation-name="val1" table:number-columns-repeated="9"/>
          <table:table-cell table:style-name="ce192" table:content-validation-name="val1"/>
          <table:table-cell table:number-columns-repeated="998"/>
        </table:table-row>
        <table:table-row table:style-name="ro4">
          <table:covered-table-cell table:style-name="ce27"/>
          <table:covered-table-cell table:number-columns-repeated="2" table:style-name="ce63"/>
          <table:covered-table-cell table:style-name="ce91"/>
          <table:table-cell table:style-name="ce108" table:content-validation-name="val1" office:value-type="string" table:number-columns-spanned="2" table:number-rows-spanned="1">
            <text:p>その他</text:p>
          </table:table-cell>
          <table:covered-table-cell table:style-name="ce126" table:content-validation-name="val1"/>
          <table:table-cell table:style-name="ce134" table:content-validation-name="val1">
            <draw:control table:end-cell-address="'OSC2009 TokyoFall 申込書'.H40" table:end-x="0.364cm" table:end-y="0.765cm" draw:z-index="17" draw:style-name="gr2" draw:text-style-name="P2" svg:width="0.799cm" svg:height="0.686cm" svg:x="0.267cm" svg:y="0.079cm" draw:control="control17"/>
          </table:table-cell>
          <table:table-cell table:style-name="ce141" table:content-validation-name="val1" office:value-type="string">
            <text:p>どちらでも可</text:p>
          </table:table-cell>
          <table:table-cell table:style-name="ce141" table:content-validation-name="val1" table:number-columns-repeated="4"/>
          <table:table-cell table:style-name="ce158" table:content-validation-name="val1"/>
          <table:table-cell table:style-name="ce158" table:number-columns-repeated="12"/>
          <table:table-cell table:style-name="ce193"/>
          <table:table-cell table:number-columns-repeated="998"/>
        </table:table-row>
        <table:table-row table:style-name="ro4">
          <table:table-cell table:style-name="ce25" office:value-type="string" table:number-columns-spanned="4" table:number-rows-spanned="7">
            <text:p>開催希望時間</text:p>
            <text:p><text:span text:style-name="T7">※</text:span><text:span text:style-name="T7">基本的に申込順に希望をとります</text:span></text:p>
          </table:table-cell>
          <table:covered-table-cell table:number-columns-repeated="2" table:style-name="ce61"/>
          <table:covered-table-cell table:style-name="ce89"/>
          <table:table-cell table:style-name="ce109" table:content-validation-name="val1" office:value-type="string" table:number-columns-spanned="2" table:number-rows-spanned="1">
            <text:p>第1希望</text:p>
          </table:table-cell>
          <table:covered-table-cell table:style-name="ce127" table:content-validation-name="val1"/>
          <table:table-cell table:style-name="ce135" table:content-validation-name="val1">
            <draw:control table:end-cell-address="'OSC2009 TokyoFall 申込書'.H41" table:end-x="0.364cm" table:end-y="0.765cm" draw:z-index="8" draw:style-name="gr2" draw:text-style-name="P2" svg:width="0.799cm" svg:height="0.685cm" svg:x="0.267cm" svg:y="0.08cm" draw:control="control8"/>
          </table:table-cell>
          <table:table-cell table:style-name="ce142" table:content-validation-name="val1" office:value-type="string">
            <text:p>10:15-11:00</text:p>
          </table:table-cell>
          <table:table-cell table:style-name="ce147" table:content-validation-name="val1"/>
          <table:table-cell table:style-name="ce147" table:content-validation-name="val1">
            <draw:control table:end-cell-address="'OSC2009 TokyoFall 申込書'.K41" table:end-x="0.364cm" table:end-y="0.765cm" draw:z-index="9" draw:style-name="gr2" draw:text-style-name="P2" svg:width="0.799cm" svg:height="0.685cm" svg:x="0.266cm" svg:y="0.08cm" draw:control="control9"/>
          </table:table-cell>
          <table:table-cell table:style-name="ce147" table:content-validation-name="val1" office:value-type="string">
            <text:p>11:15-12:00</text:p>
          </table:table-cell>
          <table:table-cell table:style-name="ce147" table:content-validation-name="val1"/>
          <table:table-cell table:style-name="ce147" table:content-validation-name="val1">
            <draw:control table:end-cell-address="'OSC2009 TokyoFall 申込書'.N41" table:end-x="0.364cm" table:end-y="0.765cm" draw:z-index="10" draw:style-name="gr2" draw:text-style-name="P2" svg:width="0.799cm" svg:height="0.685cm" svg:x="0.267cm" svg:y="0.08cm" draw:control="control10"/>
          </table:table-cell>
          <table:table-cell table:style-name="ce147" table:content-validation-name="val1" office:value-type="string">
            <text:p>13:00-13:45</text:p>
          </table:table-cell>
          <table:table-cell table:style-name="ce147" table:content-validation-name="val1"/>
          <table:table-cell table:style-name="ce147" table:content-validation-name="val1">
            <draw:control table:end-cell-address="'OSC2009 TokyoFall 申込書'.Q41" table:end-x="0.388cm" table:end-y="0.765cm" draw:z-index="11" draw:style-name="gr2" draw:text-style-name="P2" svg:width="0.798cm" svg:height="0.685cm" svg:x="0.291cm" svg:y="0.08cm" draw:control="control11"/>
            <draw:control table:end-cell-address="'OSC2009 TokyoFall 申込書'.Q41" table:end-x="0.388cm" table:end-y="0.765cm" draw:z-index="14" draw:style-name="gr2" draw:text-style-name="P2" svg:width="0.798cm" svg:height="0.685cm" svg:x="0.291cm" svg:y="0.08cm" draw:control="control14"/>
          </table:table-cell>
          <table:table-cell table:style-name="ce147" table:content-validation-name="val1" office:value-type="string">
            <text:p>14:00-14:45</text:p>
          </table:table-cell>
          <table:table-cell table:style-name="ce147" table:content-validation-name="val1"/>
          <table:table-cell table:style-name="ce147" table:content-validation-name="val1">
            <draw:control table:end-cell-address="'OSC2009 TokyoFall 申込書'.T41" table:end-x="0.364cm" table:end-y="0.765cm" draw:z-index="12" draw:style-name="gr2" draw:text-style-name="P2" svg:width="0.799cm" svg:height="0.685cm" svg:x="0.267cm" svg:y="0.08cm" draw:control="control12"/>
          </table:table-cell>
          <table:table-cell table:style-name="ce147" table:content-validation-name="val1" office:value-type="string">
            <text:p>15:15-16:00</text:p>
          </table:table-cell>
          <table:table-cell table:style-name="ce173" table:content-validation-name="val1"/>
          <table:table-cell table:style-name="ce175" table:content-validation-name="val1">
            <draw:control table:end-cell-address="'OSC2009 TokyoFall 申込書'.W41" table:end-x="0.388cm" table:end-y="0.765cm" draw:z-index="13" draw:style-name="gr2" draw:text-style-name="P2" svg:width="0.798cm" svg:height="0.685cm" svg:x="0.291cm" svg:y="0.08cm" draw:control="control13"/>
          </table:table-cell>
          <table:table-cell table:style-name="ce147" table:content-validation-name="val1" office:value-type="string">
            <text:p>16:15-17:00</text:p>
          </table:table-cell>
          <table:table-cell table:style-name="ce175" table:content-validation-name="val1" table:number-columns-repeated="2"/>
          <table:table-cell table:style-name="ce194" table:content-validation-name="val1"/>
          <table:table-cell table:number-columns-repeated="998"/>
        </table:table-row>
        <table:table-row table:style-name="ro4">
          <table:covered-table-cell table:style-name="ce26"/>
          <table:covered-table-cell table:number-columns-repeated="2" table:style-name="ce62"/>
          <table:covered-table-cell table:style-name="ce90"/>
          <table:table-cell table:style-name="ce110" table:content-validation-name="val1" office:value-type="string" table:number-columns-spanned="2" table:number-rows-spanned="1">
            <text:p>第2希望</text:p>
          </table:table-cell>
          <table:covered-table-cell table:style-name="ce128" table:content-validation-name="val1"/>
          <table:table-cell table:style-name="ce136" table:content-validation-name="val1">
            <draw:control table:end-cell-address="'OSC2009 TokyoFall 申込書'.H42" table:end-x="0.364cm" table:end-y="0.765cm" draw:z-index="20" draw:style-name="gr2" draw:text-style-name="P2" svg:width="0.799cm" svg:height="0.686cm" svg:x="0.267cm" svg:y="0.079cm" draw:control="control20"/>
          </table:table-cell>
          <table:table-cell table:style-name="ce143" table:content-validation-name="val1" office:value-type="string">
            <text:p>10:15-11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K42" table:end-x="0.364cm" table:end-y="0.765cm" draw:z-index="21" draw:style-name="gr2" draw:text-style-name="P2" svg:width="0.799cm" svg:height="0.686cm" svg:x="0.266cm" svg:y="0.079cm" draw:control="control21"/>
          </table:table-cell>
          <table:table-cell table:style-name="ce148" table:content-validation-name="val1" office:value-type="string">
            <text:p>11:15-12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N42" table:end-x="0.364cm" table:end-y="0.765cm" draw:z-index="22" draw:style-name="gr2" draw:text-style-name="P2" svg:width="0.799cm" svg:height="0.686cm" svg:x="0.267cm" svg:y="0.079cm" draw:control="control22"/>
          </table:table-cell>
          <table:table-cell table:style-name="ce148" table:content-validation-name="val1" office:value-type="string">
            <text:p>13:00-13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Q42" table:end-x="0.388cm" table:end-y="0.765cm" draw:z-index="23" draw:style-name="gr2" draw:text-style-name="P2" svg:width="0.798cm" svg:height="0.686cm" svg:x="0.291cm" svg:y="0.079cm" draw:control="control23"/>
            <draw:control table:end-cell-address="'OSC2009 TokyoFall 申込書'.Q42" table:end-x="0.388cm" table:end-y="0.765cm" draw:z-index="26" draw:style-name="gr2" draw:text-style-name="P2" svg:width="0.798cm" svg:height="0.686cm" svg:x="0.291cm" svg:y="0.079cm" draw:control="control26"/>
          </table:table-cell>
          <table:table-cell table:style-name="ce148" table:content-validation-name="val1" office:value-type="string">
            <text:p>14:00-14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T42" table:end-x="0.364cm" table:end-y="0.765cm" draw:z-index="24" draw:style-name="gr2" draw:text-style-name="P2" svg:width="0.799cm" svg:height="0.686cm" svg:x="0.267cm" svg:y="0.079cm" draw:control="control24"/>
          </table:table-cell>
          <table:table-cell table:style-name="ce148" table:content-validation-name="val1" office:value-type="string">
            <text:p>15:15-16:00</text:p>
          </table:table-cell>
          <table:table-cell table:style-name="ce174" table:content-validation-name="val1"/>
          <table:table-cell table:style-name="ce176" table:content-validation-name="val1">
            <draw:control table:end-cell-address="'OSC2009 TokyoFall 申込書'.W42" table:end-x="0.388cm" table:end-y="0.765cm" draw:z-index="25" draw:style-name="gr2" draw:text-style-name="P2" svg:width="0.798cm" svg:height="0.686cm" svg:x="0.291cm" svg:y="0.079cm" draw:control="control25"/>
          </table:table-cell>
          <table:table-cell table:style-name="ce148" table:content-validation-name="val1" office:value-type="string">
            <text:p>16:15-17:00</text:p>
          </table:table-cell>
          <table:table-cell table:style-name="ce176" table:content-validation-name="val1" table:number-columns-repeated="2"/>
          <table:table-cell table:style-name="ce195" table:content-validation-name="val1"/>
          <table:table-cell table:number-columns-repeated="998"/>
        </table:table-row>
        <table:table-row table:style-name="ro4">
          <table:covered-table-cell table:style-name="ce26"/>
          <table:covered-table-cell table:number-columns-repeated="2" table:style-name="ce62"/>
          <table:covered-table-cell table:style-name="ce90"/>
          <table:table-cell table:style-name="ce110" table:content-validation-name="val1" office:value-type="string" table:number-columns-spanned="2" table:number-rows-spanned="1">
            <text:p>第3希望</text:p>
          </table:table-cell>
          <table:covered-table-cell table:style-name="ce128" table:content-validation-name="val1"/>
          <table:table-cell table:style-name="ce136" table:content-validation-name="val1">
            <draw:control table:end-cell-address="'OSC2009 TokyoFall 申込書'.H43" table:end-x="0.364cm" table:end-y="0.765cm" draw:z-index="27" draw:style-name="gr2" draw:text-style-name="P2" svg:width="0.799cm" svg:height="0.685cm" svg:x="0.267cm" svg:y="0.08cm" draw:control="control27"/>
          </table:table-cell>
          <table:table-cell table:style-name="ce143" table:content-validation-name="val1" office:value-type="string">
            <text:p>10:15-11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K43" table:end-x="0.364cm" table:end-y="0.765cm" draw:z-index="28" draw:style-name="gr2" draw:text-style-name="P2" svg:width="0.799cm" svg:height="0.685cm" svg:x="0.266cm" svg:y="0.08cm" draw:control="control28"/>
          </table:table-cell>
          <table:table-cell table:style-name="ce148" table:content-validation-name="val1" office:value-type="string">
            <text:p>11:15-12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N43" table:end-x="0.364cm" table:end-y="0.765cm" draw:z-index="29" draw:style-name="gr2" draw:text-style-name="P2" svg:width="0.799cm" svg:height="0.685cm" svg:x="0.267cm" svg:y="0.08cm" draw:control="control29"/>
          </table:table-cell>
          <table:table-cell table:style-name="ce148" table:content-validation-name="val1" office:value-type="string">
            <text:p>13:00-13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Q43" table:end-x="0.388cm" table:end-y="0.765cm" draw:z-index="30" draw:style-name="gr2" draw:text-style-name="P2" svg:width="0.798cm" svg:height="0.685cm" svg:x="0.291cm" svg:y="0.08cm" draw:control="control30"/>
            <draw:control table:end-cell-address="'OSC2009 TokyoFall 申込書'.Q43" table:end-x="0.388cm" table:end-y="0.765cm" draw:z-index="33" draw:style-name="gr2" draw:text-style-name="P2" svg:width="0.798cm" svg:height="0.685cm" svg:x="0.291cm" svg:y="0.08cm" draw:control="control33"/>
          </table:table-cell>
          <table:table-cell table:style-name="ce148" table:content-validation-name="val1" office:value-type="string">
            <text:p>14:00-14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T43" table:end-x="0.364cm" table:end-y="0.765cm" draw:z-index="31" draw:style-name="gr2" draw:text-style-name="P2" svg:width="0.799cm" svg:height="0.685cm" svg:x="0.267cm" svg:y="0.08cm" draw:control="control31"/>
          </table:table-cell>
          <table:table-cell table:style-name="ce148" table:content-validation-name="val1" office:value-type="string">
            <text:p>15:15-16:00</text:p>
          </table:table-cell>
          <table:table-cell table:style-name="ce174" table:content-validation-name="val1"/>
          <table:table-cell table:style-name="ce176" table:content-validation-name="val1">
            <draw:control table:end-cell-address="'OSC2009 TokyoFall 申込書'.W43" table:end-x="0.388cm" table:end-y="0.765cm" draw:z-index="32" draw:style-name="gr2" draw:text-style-name="P2" svg:width="0.798cm" svg:height="0.685cm" svg:x="0.291cm" svg:y="0.08cm" draw:control="control32"/>
          </table:table-cell>
          <table:table-cell table:style-name="ce148" table:content-validation-name="val1" office:value-type="string">
            <text:p>16:15-17:00</text:p>
          </table:table-cell>
          <table:table-cell table:style-name="ce176" table:content-validation-name="val1" table:number-columns-repeated="2"/>
          <table:table-cell table:style-name="ce195" table:content-validation-name="val1"/>
          <table:table-cell table:number-columns-repeated="998"/>
        </table:table-row>
        <table:table-row table:style-name="ro4">
          <table:covered-table-cell table:style-name="ce26"/>
          <table:covered-table-cell table:number-columns-repeated="2" table:style-name="ce62"/>
          <table:covered-table-cell table:style-name="ce90"/>
          <table:table-cell table:style-name="ce106" table:content-validation-name="val1" office:value-type="string" table:number-columns-spanned="2" table:number-rows-spanned="1">
            <text:p>第4希望</text:p>
          </table:table-cell>
          <table:covered-table-cell table:style-name="ce124" table:content-validation-name="val1"/>
          <table:table-cell table:style-name="ce136" table:content-validation-name="val1">
            <draw:control table:end-cell-address="'OSC2009 TokyoFall 申込書'.H44" table:end-x="0.364cm" table:end-y="0.765cm" draw:z-index="34" draw:style-name="gr2" draw:text-style-name="P2" svg:width="0.799cm" svg:height="0.686cm" svg:x="0.267cm" svg:y="0.079cm" draw:control="control34"/>
          </table:table-cell>
          <table:table-cell table:style-name="ce143" table:content-validation-name="val1" office:value-type="string">
            <text:p>10:15-11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K44" table:end-x="0.364cm" table:end-y="0.765cm" draw:z-index="35" draw:style-name="gr2" draw:text-style-name="P2" svg:width="0.799cm" svg:height="0.686cm" svg:x="0.266cm" svg:y="0.079cm" draw:control="control35"/>
          </table:table-cell>
          <table:table-cell table:style-name="ce148" table:content-validation-name="val1" office:value-type="string">
            <text:p>11:15-12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N44" table:end-x="0.364cm" table:end-y="0.765cm" draw:z-index="36" draw:style-name="gr2" draw:text-style-name="P2" svg:width="0.799cm" svg:height="0.686cm" svg:x="0.267cm" svg:y="0.079cm" draw:control="control36"/>
          </table:table-cell>
          <table:table-cell table:style-name="ce148" table:content-validation-name="val1" office:value-type="string">
            <text:p>13:00-13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Q44" table:end-x="0.388cm" table:end-y="0.765cm" draw:z-index="37" draw:style-name="gr2" draw:text-style-name="P2" svg:width="0.798cm" svg:height="0.686cm" svg:x="0.291cm" svg:y="0.079cm" draw:control="control37"/>
            <draw:control table:end-cell-address="'OSC2009 TokyoFall 申込書'.Q44" table:end-x="0.388cm" table:end-y="0.765cm" draw:z-index="40" draw:style-name="gr2" draw:text-style-name="P2" svg:width="0.798cm" svg:height="0.686cm" svg:x="0.291cm" svg:y="0.079cm" draw:control="control40"/>
          </table:table-cell>
          <table:table-cell table:style-name="ce148" table:content-validation-name="val1" office:value-type="string">
            <text:p>14:00-14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T44" table:end-x="0.364cm" table:end-y="0.765cm" draw:z-index="38" draw:style-name="gr2" draw:text-style-name="P2" svg:width="0.799cm" svg:height="0.686cm" svg:x="0.267cm" svg:y="0.079cm" draw:control="control38"/>
          </table:table-cell>
          <table:table-cell table:style-name="ce148" table:content-validation-name="val1" office:value-type="string">
            <text:p>15:15-16:00</text:p>
          </table:table-cell>
          <table:table-cell table:style-name="ce174" table:content-validation-name="val1"/>
          <table:table-cell table:style-name="ce176" table:content-validation-name="val1">
            <draw:control table:end-cell-address="'OSC2009 TokyoFall 申込書'.W44" table:end-x="0.388cm" table:end-y="0.765cm" draw:z-index="39" draw:style-name="gr2" draw:text-style-name="P2" svg:width="0.798cm" svg:height="0.686cm" svg:x="0.291cm" svg:y="0.079cm" draw:control="control39"/>
          </table:table-cell>
          <table:table-cell table:style-name="ce148" table:content-validation-name="val1" office:value-type="string">
            <text:p>16:15-17:00</text:p>
          </table:table-cell>
          <table:table-cell table:style-name="ce176" table:content-validation-name="val1" table:number-columns-repeated="2"/>
          <table:table-cell table:style-name="ce195" table:content-validation-name="val1"/>
          <table:table-cell table:number-columns-repeated="998"/>
        </table:table-row>
        <table:table-row table:style-name="ro4">
          <table:covered-table-cell table:style-name="ce26"/>
          <table:covered-table-cell table:number-columns-repeated="2" table:style-name="ce62"/>
          <table:covered-table-cell table:style-name="ce90"/>
          <table:table-cell table:style-name="ce110" table:content-validation-name="val1" office:value-type="string" table:number-columns-spanned="2" table:number-rows-spanned="1">
            <text:p>第5希望</text:p>
          </table:table-cell>
          <table:covered-table-cell table:style-name="ce128" table:content-validation-name="val1"/>
          <table:table-cell table:style-name="ce136" table:content-validation-name="val1">
            <draw:control table:end-cell-address="'OSC2009 TokyoFall 申込書'.H45" table:end-x="0.364cm" table:end-y="0.765cm" draw:z-index="41" draw:style-name="gr2" draw:text-style-name="P2" svg:width="0.799cm" svg:height="0.685cm" svg:x="0.267cm" svg:y="0.08cm" draw:control="control41"/>
          </table:table-cell>
          <table:table-cell table:style-name="ce143" table:content-validation-name="val1" office:value-type="string">
            <text:p>10:15-11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K45" table:end-x="0.364cm" table:end-y="0.765cm" draw:z-index="42" draw:style-name="gr2" draw:text-style-name="P2" svg:width="0.799cm" svg:height="0.685cm" svg:x="0.266cm" svg:y="0.08cm" draw:control="control42"/>
          </table:table-cell>
          <table:table-cell table:style-name="ce148" table:content-validation-name="val1" office:value-type="string">
            <text:p>11:15-12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N45" table:end-x="0.364cm" table:end-y="0.765cm" draw:z-index="43" draw:style-name="gr2" draw:text-style-name="P2" svg:width="0.799cm" svg:height="0.685cm" svg:x="0.267cm" svg:y="0.08cm" draw:control="control43"/>
          </table:table-cell>
          <table:table-cell table:style-name="ce148" table:content-validation-name="val1" office:value-type="string">
            <text:p>13:00-13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Q45" table:end-x="0.388cm" table:end-y="0.765cm" draw:z-index="44" draw:style-name="gr2" draw:text-style-name="P2" svg:width="0.798cm" svg:height="0.685cm" svg:x="0.291cm" svg:y="0.08cm" draw:control="control44"/>
            <draw:control table:end-cell-address="'OSC2009 TokyoFall 申込書'.Q45" table:end-x="0.388cm" table:end-y="0.765cm" draw:z-index="47" draw:style-name="gr2" draw:text-style-name="P2" svg:width="0.798cm" svg:height="0.685cm" svg:x="0.291cm" svg:y="0.08cm" draw:control="control47"/>
          </table:table-cell>
          <table:table-cell table:style-name="ce148" table:content-validation-name="val1" office:value-type="string">
            <text:p>14:00-14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T45" table:end-x="0.364cm" table:end-y="0.765cm" draw:z-index="45" draw:style-name="gr2" draw:text-style-name="P2" svg:width="0.799cm" svg:height="0.685cm" svg:x="0.267cm" svg:y="0.08cm" draw:control="control45"/>
          </table:table-cell>
          <table:table-cell table:style-name="ce148" table:content-validation-name="val1" office:value-type="string">
            <text:p>15:15-16:00</text:p>
          </table:table-cell>
          <table:table-cell table:style-name="ce174" table:content-validation-name="val1"/>
          <table:table-cell table:style-name="ce176" table:content-validation-name="val1">
            <draw:control table:end-cell-address="'OSC2009 TokyoFall 申込書'.W45" table:end-x="0.388cm" table:end-y="0.765cm" draw:z-index="46" draw:style-name="gr2" draw:text-style-name="P2" svg:width="0.798cm" svg:height="0.685cm" svg:x="0.291cm" svg:y="0.08cm" draw:control="control46"/>
          </table:table-cell>
          <table:table-cell table:style-name="ce148" table:content-validation-name="val1" office:value-type="string">
            <text:p>16:15-17:00</text:p>
          </table:table-cell>
          <table:table-cell table:style-name="ce176" table:content-validation-name="val1" table:number-columns-repeated="2"/>
          <table:table-cell table:style-name="ce195" table:content-validation-name="val1"/>
          <table:table-cell table:number-columns-repeated="998"/>
        </table:table-row>
        <table:table-row table:style-name="ro4">
          <table:covered-table-cell table:style-name="ce26"/>
          <table:covered-table-cell table:number-columns-repeated="2" table:style-name="ce62"/>
          <table:covered-table-cell table:style-name="ce90"/>
          <table:table-cell table:style-name="ce110" table:content-validation-name="val1" office:value-type="string" table:number-columns-spanned="2" table:number-rows-spanned="1">
            <text:p>第6希望</text:p>
          </table:table-cell>
          <table:covered-table-cell table:style-name="ce128" table:content-validation-name="val1"/>
          <table:table-cell table:style-name="ce136" table:content-validation-name="val1">
            <draw:control table:end-cell-address="'OSC2009 TokyoFall 申込書'.H46" table:end-x="0.364cm" table:end-y="0.765cm" draw:z-index="48" draw:style-name="gr2" draw:text-style-name="P2" svg:width="0.799cm" svg:height="0.686cm" svg:x="0.267cm" svg:y="0.079cm" draw:control="control48"/>
          </table:table-cell>
          <table:table-cell table:style-name="ce143" table:content-validation-name="val1" office:value-type="string">
            <text:p>10:15-11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K46" table:end-x="0.364cm" table:end-y="0.765cm" draw:z-index="49" draw:style-name="gr2" draw:text-style-name="P2" svg:width="0.799cm" svg:height="0.686cm" svg:x="0.266cm" svg:y="0.079cm" draw:control="control49"/>
          </table:table-cell>
          <table:table-cell table:style-name="ce148" table:content-validation-name="val1" office:value-type="string">
            <text:p>11:15-12:00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N46" table:end-x="0.364cm" table:end-y="0.765cm" draw:z-index="50" draw:style-name="gr2" draw:text-style-name="P2" svg:width="0.799cm" svg:height="0.686cm" svg:x="0.267cm" svg:y="0.079cm" draw:control="control50"/>
          </table:table-cell>
          <table:table-cell table:style-name="ce148" table:content-validation-name="val1" office:value-type="string">
            <text:p>13:00-13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Q46" table:end-x="0.388cm" table:end-y="0.765cm" draw:z-index="51" draw:style-name="gr2" draw:text-style-name="P2" svg:width="0.798cm" svg:height="0.686cm" svg:x="0.291cm" svg:y="0.079cm" draw:control="control51"/>
            <draw:control table:end-cell-address="'OSC2009 TokyoFall 申込書'.Q46" table:end-x="0.388cm" table:end-y="0.765cm" draw:z-index="54" draw:style-name="gr2" draw:text-style-name="P2" svg:width="0.798cm" svg:height="0.686cm" svg:x="0.291cm" svg:y="0.079cm" draw:control="control54"/>
          </table:table-cell>
          <table:table-cell table:style-name="ce148" table:content-validation-name="val1" office:value-type="string">
            <text:p>14:00-14:45</text:p>
          </table:table-cell>
          <table:table-cell table:style-name="ce148" table:content-validation-name="val1"/>
          <table:table-cell table:style-name="ce148" table:content-validation-name="val1">
            <draw:control table:end-cell-address="'OSC2009 TokyoFall 申込書'.T46" table:end-x="0.364cm" table:end-y="0.765cm" draw:z-index="52" draw:style-name="gr2" draw:text-style-name="P2" svg:width="0.799cm" svg:height="0.686cm" svg:x="0.267cm" svg:y="0.079cm" draw:control="control52"/>
          </table:table-cell>
          <table:table-cell table:style-name="ce148" table:content-validation-name="val1" office:value-type="string">
            <text:p>15:15-16:00</text:p>
          </table:table-cell>
          <table:table-cell table:style-name="ce174" table:content-validation-name="val1"/>
          <table:table-cell table:style-name="ce176" table:content-validation-name="val1">
            <draw:control table:end-cell-address="'OSC2009 TokyoFall 申込書'.W46" table:end-x="0.388cm" table:end-y="0.765cm" draw:z-index="53" draw:style-name="gr2" draw:text-style-name="P2" svg:width="0.798cm" svg:height="0.686cm" svg:x="0.291cm" svg:y="0.079cm" draw:control="control53"/>
          </table:table-cell>
          <table:table-cell table:style-name="ce148" table:content-validation-name="val1" office:value-type="string">
            <text:p>16:15-17:00</text:p>
          </table:table-cell>
          <table:table-cell table:style-name="ce176" table:content-validation-name="val1" table:number-columns-repeated="2"/>
          <table:table-cell table:style-name="ce195" table:content-validation-name="val1"/>
          <table:table-cell table:number-columns-repeated="998"/>
        </table:table-row>
        <table:table-row table:style-name="ro4">
          <table:covered-table-cell table:style-name="ce27"/>
          <table:covered-table-cell table:number-columns-repeated="2" table:style-name="ce63"/>
          <table:covered-table-cell table:style-name="ce91"/>
          <table:table-cell table:style-name="ce111" table:content-validation-name="val1" office:value-type="string" table:number-columns-spanned="2" table:number-rows-spanned="1">
            <text:p>その他</text:p>
          </table:table-cell>
          <table:covered-table-cell table:style-name="ce129" table:content-validation-name="val1"/>
          <table:table-cell table:style-name="ce134" table:content-validation-name="val1">
            <draw:control table:end-cell-address="'OSC2009 TokyoFall 申込書'.H47" table:end-x="0.364cm" table:end-y="0.818cm" draw:z-index="3" draw:style-name="gr2" draw:text-style-name="P2" svg:width="0.799cm" svg:height="0.738cm" svg:x="0.267cm" svg:y="0.08cm" draw:control="control3"/>
          </table:table-cell>
          <table:table-cell table:style-name="ce144" table:content-validation-name="val1" office:value-type="string">
            <text:p>どの時間でも対応可</text:p>
          </table:table-cell>
          <table:table-cell table:style-name="ce141" table:content-validation-name="val1" table:number-columns-repeated="4"/>
          <table:table-cell table:style-name="ce159" table:content-validation-name="val1" table:number-columns-spanned="14" table:number-rows-spanned="1"/>
          <table:covered-table-cell table:number-columns-repeated="12" table:style-name="ce166"/>
          <table:covered-table-cell table:style-name="ce159"/>
          <table:table-cell table:number-columns-repeated="998"/>
        </table:table-row>
        <table:table-row table:style-name="ro11">
          <table:table-cell table:style-name="ce23" office:value-type="string" table:number-columns-spanned="26" table:number-rows-spanned="1">
            <text:p>◆セミナー講演について</text:p>
            <text:p><text:s/>・ プレゼンに使用するノートPCやポインタはお持ち下さい。プロジェクター・スクリーンはご用意しております。</text:p>
            <text:p><text:s/>・ 当日受付にて、「セミナー講演者」である旨をお申し出ください。</text:p>
            <text:p><text:s/>・ ご担当セミナー開催前・15分間の休憩時間内に、ご自身でPCとプロジェクタの接続を行ってください。</text:p>
            <text:p><text:s/>・ ご不明な点は、会場スタッフ(スタッフTシャツ着用)までお気軽にお問い合わせください。</text:p>
          </table:table-cell>
          <table:covered-table-cell table:number-columns-repeated="24" table:style-name="ce64"/>
          <table:covered-table-cell table:style-name="ce196"/>
          <table:table-cell table:number-columns-repeated="4"/>
          <table:table-cell table:style-name="ce208"/>
          <table:table-cell table:number-columns-repeated="993"/>
        </table:table-row>
        <table:table-row table:style-name="ro12">
          <table:table-cell table:style-name="ce10" table:number-columns-repeated="25"/>
          <table:table-cell table:style-name="ce197" office:value-type="string">
            <text:p>※ ご希望に添えない場合がありますので ご了承ください</text:p>
          </table:table-cell>
          <table:table-cell table:number-columns-repeated="998"/>
        </table:table-row>
        <table:table-row table:style-name="ro13">
          <table:table-cell table:style-name="ce5" office:value-type="string">
            <text:p>▼よろしければご協力をお願いいたします</text:p>
          </table:table-cell>
          <table:table-cell table:style-name="ce10" table:number-columns-repeated="25"/>
          <table:table-cell table:number-columns-repeated="998"/>
        </table:table-row>
        <table:table-row table:style-name="ro4">
          <table:table-cell table:style-name="ce28" office:value-type="string">
            <text:p>α.抽選景品のご提供について</text:p>
          </table:table-cell>
          <table:table-cell table:style-name="ce65" table:number-columns-repeated="24"/>
          <table:table-cell table:style-name="ce198"/>
          <table:table-cell table:number-columns-repeated="998"/>
        </table:table-row>
        <table:table-row table:style-name="ro4">
          <table:table-cell table:style-name="ce29" office:value-type="string" table:number-columns-spanned="3" table:number-rows-spanned="1">
            <text:p>景品名</text:p>
          </table:table-cell>
          <table:covered-table-cell table:number-columns-repeated="2" table:style-name="ce66"/>
          <table:table-cell table:style-name="ce92" table:content-validation-name="val1" table:number-columns-spanned="23" table:number-rows-spanned="1"/>
          <table:covered-table-cell table:number-columns-repeated="21" table:style-name="ce112" table:content-validation-name="val1"/>
          <table:covered-table-cell table:style-name="ce199" table:content-validation-name="val1"/>
          <table:table-cell table:number-columns-repeated="998"/>
        </table:table-row>
        <table:table-row table:style-name="ro4">
          <table:table-cell table:style-name="ce30" office:value-type="string" table:number-columns-spanned="3" table:number-rows-spanned="1">
            <text:p>サイズ・数量など</text:p>
          </table:table-cell>
          <table:covered-table-cell table:number-columns-repeated="2" table:style-name="ce67"/>
          <table:table-cell table:style-name="ce93" table:content-validation-name="val1" table:number-columns-spanned="23" table:number-rows-spanned="1"/>
          <table:covered-table-cell table:number-columns-repeated="21" table:style-name="ce113" table:content-validation-name="val1"/>
          <table:covered-table-cell table:style-name="ce200" table:content-validation-name="val1"/>
          <table:table-cell table:number-columns-repeated="998"/>
        </table:table-row>
        <table:table-row table:style-name="ro14">
          <table:table-cell table:style-name="ce31" office:value-type="string" table:number-columns-spanned="3" table:number-rows-spanned="1">
            <text:p>画像</text:p>
          </table:table-cell>
          <table:covered-table-cell table:number-columns-repeated="2" table:style-name="ce68"/>
          <table:table-cell table:style-name="ce94" office:value-type="string" table:number-columns-spanned="23" table:number-rows-spanned="1">
            <text:p>景品の画像データを事務局宛てにご送付ください。</text:p>
            <text:p>公式Webサイトへ掲載させていただきます。</text:p>
          </table:table-cell>
          <table:covered-table-cell table:number-columns-repeated="21" table:style-name="ce114"/>
          <table:covered-table-cell table:style-name="ce201"/>
          <table:table-cell table:number-columns-repeated="998"/>
        </table:table-row>
        <table:table-row table:style-name="ro15">
          <table:table-cell table:style-name="ce32" office:value-type="string" table:number-columns-spanned="26" table:number-rows-spanned="1">
            <text:p>◆景品について</text:p>
            <text:p>開催中にアンケートにご協力いただいたご来場者にはくじ引きの特典があります。参加企業・団体様にご提供いただいたグッズを、そのくじの景品としております。ノベルティグッズなどは大変喜ばれます。数量は1点（1セット）からで構いません。ご提供いただきました景品は、Webサイトへ画像を掲載いたします。ご協力よろしくお願いいたします。</text:p>
          </table:table-cell>
          <table:covered-table-cell table:number-columns-repeated="24" table:style-name="ce69"/>
          <table:covered-table-cell table:style-name="ce202"/>
          <table:table-cell table:number-columns-repeated="998"/>
        </table:table-row>
        <table:table-row table:style-name="ro5">
          <table:table-cell table:style-name="ce10" table:number-columns-repeated="26"/>
          <table:table-cell table:number-columns-repeated="998"/>
        </table:table-row>
        <table:table-row table:style-name="ro4">
          <table:table-cell table:style-name="ce33" office:value-type="string">
            <text:p>通信欄（事務局への連絡事項などをご記入ください）</text:p>
          </table:table-cell>
          <table:table-cell table:style-name="ce70" table:number-columns-repeated="24"/>
          <table:table-cell table:style-name="ce203"/>
          <table:table-cell table:number-columns-repeated="998"/>
        </table:table-row>
        <table:table-row table:style-name="ro1">
          <table:table-cell table:style-name="ce34" table:content-validation-name="val1" table:number-columns-spanned="26" table:number-rows-spanned="1"/>
          <table:covered-table-cell table:number-columns-repeated="24" table:style-name="ce71"/>
          <table:covered-table-cell table:style-name="ce204"/>
          <table:table-cell table:number-columns-repeated="998"/>
        </table:table-row>
        <table:table-row table:style-name="ro16">
          <table:table-cell table:style-name="ce35" table:content-validation-name="val1"/>
          <table:table-cell table:style-name="ce35" table:number-columns-repeated="25"/>
          <table:table-cell table:style-name="ce206" table:number-columns-repeated="998"/>
        </table:table-row>
        <table:table-row table:style-name="ro17">
          <table:table-cell table:style-name="ce36" office:value-type="string">
            <text:p>申込書送付先⇒</text:p>
          </table:table-cell>
          <table:table-cell table:style-name="ce72" table:number-columns-repeated="5"/>
          <table:table-cell table:style-name="ce137" office:value-type="string">
            <text:p>OSC2009@Begi.net</text:p>
          </table:table-cell>
          <table:table-cell table:style-name="ce145" table:number-columns-repeated="6"/>
          <table:table-cell table:style-name="ce167" table:number-columns-spanned="13" table:number-rows-spanned="1"/>
          <table:covered-table-cell table:number-columns-repeated="11" table:style-name="ce168"/>
          <table:covered-table-cell table:style-name="ce167"/>
          <table:table-cell table:number-columns-repeated="998"/>
        </table:table-row>
        <table:table-row table:style-name="ro18">
          <table:table-cell table:style-name="ce37" office:value-type="string" table:number-columns-spanned="26" table:number-rows-spanned="1">
            <text:p>お申し込みの際は本紙に必要事項をご記入の上、事務局までメールにファイルを添付しご送付下さい。</text:p>
            <text:p>また控えのために、このファイルは印刷、もしくは保存してください。</text:p>
            <text:p><text:span text:style-name="T8">ご不明な点なども上記までお気軽にお問い合わせください。</text:span></text:p>
          </table:table-cell>
          <table:covered-table-cell table:number-columns-repeated="24" table:style-name="ce73"/>
          <table:covered-table-cell table:style-name="ce205"/>
          <table:table-cell table:number-columns-repeated="998"/>
        </table:table-row>
        <table:table-row table:style-name="ro5">
          <table:table-cell table:style-name="ce10" table:number-columns-repeated="26"/>
          <table:table-cell table:number-columns-repeated="998"/>
        </table:table-row>
        <table:table-row table:style-name="ro4" table:number-rows-repeated="6547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\</number:text>
      <number:number number:decimal-places="0" number:min-integer-digits="1" number:grouping="true"/>
    </number:number-style>
    <number:number-style style:name="N108">
      <number:text>\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style:text-properties fo:color="#ff0000"/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2" number:min-integer-digits="1" number:grouping="true"/>
    </number:number-style>
    <number:number-style style:name="N110">
      <number:text>\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2" number:min-integer-digits="1" number:grouping="true"/>
    </number:number-style>
    <number:number-style style:name="N111">
      <style:text-properties fo:color="#ff0000"/>
      <number:text>\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\</number:text>
      <number:number number:decimal-places="0" number:min-integer-digits="1" number:grouping="true"/>
      <number:text> </number:text>
    </number:number-style>
    <number:number-style style:name="N121P1" style:volatile="true">
      <number:text> \-</number:text>
      <number:number number:decimal-places="0" number:min-integer-digits="1" number:grouping="true"/>
      <number:text> </number:text>
    </number:number-style>
    <number:number-style style:name="N121P2" style:volatile="true">
      <number:text> \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\</number:text>
      <number:number number:decimal-places="2" number:min-integer-digits="1" number:grouping="true"/>
      <number:text> </number:text>
    </number:number-style>
    <number:number-style style:name="N123P1" style:volatile="true">
      <number:text> \-</number:text>
      <number:number number:decimal-places="2" number:min-integer-digits="1" number:grouping="true"/>
      <number:text> </number:text>
    </number:number-style>
    <number:number-style style:name="N123P2" style:volatile="true">
      <number:text> \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0" number:min-integer-digits="0"/>
      <number:text>個</number:text>
    </number:number-style>
    <number:number-style style:name="N132">
      <number:number number:decimal-places="0" number:min-integer-digits="0"/>
      <number:text>舞</number:text>
    </number:number-style>
    <number:number-style style:name="N133">
      <number:number number:decimal-places="0" number:min-integer-digits="0"/>
      <number:text>枚</number:text>
    </number:number-style>
    <number:number-style style:name="N134">
      <number:number number:decimal-places="0" number:min-integer-digits="0"/>
      <number:text>頁</number:text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9" number:language="ja" number:country="JP">
      <number:hours/>
      <number:text>時</number:text>
      <number:minutes number:style="long"/>
      <number:text>分</number:text>
    </number:time-style>
    <number:time-style style:name="N10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1" number:language="ja" number:country="JP">
      <number:year number:style="long"/>
      <number:text>年</number:text>
      <number:month/>
      <number:text>月</number:text>
    </number:date-style>
    <number:date-style style:name="N10122" number:language="ja" number:country="JP">
      <number:month/>
      <number:text>月</number:text>
      <number:day/>
      <number:text>日</number:text>
    </number:date-style>
    <number:number-style style:name="N10123P0" style:volatile="true" number:language="ja" number:country="JP">
      <number:text>¥</number:text>
      <number:number number: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name-asian="ＭＳ Ｐゴシック1" style:font-size-asian="8.25pt" style:font-style-asian="normal" style:font-weight-asian="normal" style:font-size-complex="8.2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0.499cm" fo:margin-left="1.499cm" fo:margin-right="0cm" style:first-page-number="continue" style:scale-to="100%" style:writing-mode="lr-tb"/>
      <style:header-style>
        <style:header-footer-properties fo:min-height="0.751cm" fo:margin-left="0.4cm" fo:margin-right="1.9cm" fo:margin-bottom="0.811cm"/>
      </style:header-style>
      <style:footer-style>
        <style:header-footer-properties fo:min-height="0.751cm" fo:margin-left="0.4cm" fo:margin-right="1.9cm" fo:margin-top="0.11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2009/08/10</text:date>, <text:time>14:05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OSC2009_20_TokyoFall_20_申込書" style:display-name="PageStyle_OSC2009 TokyoFall 申込書" style:page-layout-name="Mpm3">
      <style:header>
        <style:region-left>
          <text:p><text:span text:style-name="MT1"><text:sheet-name>???</text:sheet-name></text:span></text:p>
        </style:region-left>
      </style:header>
      <style:header-left style:display="false">
        <style:region-left>
          <text:p><text:span text:style-name="MT1"><text:sheet-name>???</text:sheet-name></text:span></text:p>
        </style:region-lef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text:span text:style-name="MT1"> </text:span><text:span text:style-name="MT1">ページ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text:span text:style-name="MT1"> </text:span><text:span text:style-name="MT1">ページ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97-01-09T07:48:59</meta:creation-date>
    <dc:creator>長石 理沙</dc:creator>
    <dc:date>2009-08-10T11:49:47</dc:date>
    <meta:print-date>2008-09-24T19:08:39</meta:print-date>
    <meta:document-statistic meta:table-count="1" meta:cell-count="119" meta:object-count="55"/>
    <meta:generator>OpenOffice.org/3.0$Unix OpenOffice.org_project/300m9$Build-9358</meta:generator>
  </office:meta>
</office:document-meta>
</file>